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B000000AD13C7064FC601BA0C.png" manifest:media-type="image/png"/>
  <manifest:file-entry manifest:full-path="Pictures/10000000000000F800000036E8921E5899CE57E4.png" manifest:media-type="image/png"/>
  <manifest:file-entry manifest:full-path="Pictures/100000000000037D000001CE7017E955382383D5.png" manifest:media-type="image/png"/>
  <manifest:file-entry manifest:full-path="Pictures/10000000000003B8000001FD7F1C89D8AA177C14.png" manifest:media-type="image/png"/>
  <manifest:file-entry manifest:full-path="Pictures/100000000000011C00000040310D61E155282E1E.png" manifest:media-type="image/png"/>
  <manifest:file-entry manifest:full-path="Pictures/10000201000005A70000039E867106E6C66EC3EE.png" manifest:media-type="image/png"/>
  <manifest:file-entry manifest:full-path="Pictures/10000000000005060000006939C6D5BD81EC26DD.png" manifest:media-type="image/png"/>
  <manifest:file-entry manifest:full-path="Pictures/100000000000037600000145111C286B7E0B3BD4.png" manifest:media-type="image/png"/>
  <manifest:file-entry manifest:full-path="Pictures/10000000000003650000017197A638B2AE6C138A.png" manifest:media-type="image/png"/>
  <manifest:file-entry manifest:full-path="Pictures/10000201000004380000026057C4E3EE7E6571D1.png" manifest:media-type="image/png"/>
  <manifest:file-entry manifest:full-path="Pictures/100002010000022A0000012CD4FF660A705B3CF2.png" manifest:media-type="image/png"/>
  <manifest:file-entry manifest:full-path="Pictures/100002010000027C0000009FE0907F6D63880A1B.png" manifest:media-type="image/png"/>
  <manifest:file-entry manifest:full-path="Pictures/10000201000003D60000018323DFAAEBE1C845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0.704cm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1.02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="solid" draw:fill-color="#ffffff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6.685cm" svg:height="3.81cm" svg:x="-0.049cm" svg:y="17.19cm">
          <draw:image xlink:href="Pictures/10000000000005060000006939C6D5BD81EC26DD.png" xlink:type="simple" xlink:show="embed" xlink:actuate="onLoad">
            <text:p/>
          </draw:image>
        </draw:frame>
        <draw:frame draw:style-name="gr1" draw:text-style-name="P1" draw:layer="layout" svg:width="26.685cm" svg:height="17.077cm" svg:x="0.508cm" svg:y="0cm">
          <draw:image xlink:href="Pictures/10000201000005A70000039E867106E6C66EC3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1.684cm" svg:x="0cm" svg:y="0cm">
          <draw:image xlink:href="Pictures/10000000000003B8000001FD7F1C89D8AA177C14.png" xlink:type="simple" xlink:show="embed" xlink:actuate="onLoad">
            <text:p/>
          </draw:image>
        </draw:frame>
        <draw:frame draw:style-name="gr1" draw:text-style-name="P1" draw:layer="layout" svg:width="27.819cm" svg:height="8.598cm" svg:x="0.181cm" svg:y="12.402cm">
          <draw:image xlink:href="Pictures/100000000000037600000145111C286B7E0B3B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16cm" svg:height="11.938cm" svg:x="0cm" svg:y="4.318cm">
          <draw:image xlink:href="Pictures/10000000000003650000017197A638B2AE6C138A.png" xlink:type="simple" xlink:show="embed" xlink:actuate="onLoad">
            <text:p/>
          </draw:image>
        </draw:frame>
        <draw:frame draw:style-name="gr3" draw:text-style-name="P4" draw:layer="layout" svg:width="15.494cm" svg:height="1.038cm" svg:x="12.7cm" svg:y="11.314cm">
          <draw:text-box>
            <text:p text:style-name="P3"><text:span text:style-name="T1">Y = a * X + b</text:span></text:p>
          </draw:text-box>
        </draw:frame>
        <draw:frame draw:style-name="gr4" draw:text-style-name="P4" draw:layer="layout" svg:width="10.16cm" svg:height="1.27cm" svg:x="16.864cm" svg:y="9.752cm">
          <draw:text-box>
            <text:p text:style-name="P3"><text:span text:style-name="T1">X and Y coordina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5.762cm" svg:x="0.111cm" svg:y="2.817cm">
          <draw:image xlink:href="Pictures/10000201000004380000026057C4E3EE7E6571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8.762cm" svg:height="10.16cm" svg:x="4.606cm" svg:y="0cm">
          <draw:image xlink:href="Pictures/100002010000022A0000012CD4FF660A705B3CF2.png" xlink:type="simple" xlink:show="embed" xlink:actuate="onLoad">
            <text:p/>
          </draw:image>
        </draw:frame>
        <draw:frame draw:style-name="gr1" draw:text-style-name="P1" draw:layer="layout" svg:width="20.832cm" svg:height="10.778cm" svg:x="4.314cm" svg:y="10.16cm">
          <draw:image xlink:href="Pictures/100000000000037D000001CE7017E955382383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NIST</text:p>
          </draw:text-box>
        </draw:frame>
        <draw:frame draw:style-name="gr1" draw:text-style-name="P1" draw:layer="layout" svg:width="16.827cm" svg:height="4.206cm" svg:x="6.287cm" svg:y="4.064cm">
          <draw:image xlink:href="Pictures/100002010000027C0000009FE0907F6D63880A1B.png" xlink:type="simple" xlink:show="embed" xlink:actuate="onLoad">
            <text:p/>
          </draw:image>
        </draw:frame>
        <draw:frame draw:style-name="gr1" draw:text-style-name="P1" draw:layer="layout" svg:width="25.981cm" svg:height="10.238cm" svg:x="1.451cm" svg:y="9.144cm">
          <draw:image xlink:href="Pictures/10000201000003D60000018323DFAAEBE1C845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73cm" svg:height="10.922cm" svg:x="0.027cm" svg:y="2.032cm">
          <draw:image xlink:href="Pictures/10000000000001BB000000AD13C7064FC601BA0C.png" xlink:type="simple" xlink:show="embed" xlink:actuate="onLoad">
            <text:p/>
          </draw:image>
        </draw:frame>
        <draw:frame draw:style-name="gr1" draw:text-style-name="P1" draw:layer="layout" svg:width="15.408cm" svg:height="3.47cm" svg:x="6.858cm" svg:y="16.596cm">
          <draw:image xlink:href="Pictures/100000000000011C00000040310D61E155282E1E.png" xlink:type="simple" xlink:show="embed" xlink:actuate="onLoad">
            <text:p/>
          </draw:image>
        </draw:frame>
        <draw:frame draw:style-name="gr1" draw:text-style-name="P1" draw:layer="layout" svg:width="13.563cm" svg:height="2.952cm" svg:x="7.663cm" svg:y="12.796cm">
          <draw:image xlink:href="Pictures/10000000000000F800000036E8921E5899CE57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01:09:23.168829761</meta:creation-date>
    <dc:date>2017-08-01T15:43:14.736155049</dc:date>
    <meta:editing-duration>PT2H17M35S</meta:editing-duration>
    <meta:editing-cycles>7</meta:editing-cycles>
    <meta:generator>LibreOffice/5.3.1.2$Linux_X86_64 LibreOffice_project/30m0$Build-2</meta:generator>
    <meta:document-statistic meta:object-count="51"/>
  </office:meta>
</office:document-meta>
</file>